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56cm"/>
    </style:style>
    <style:style style:name="co3" style:family="table-column">
      <style:table-column-properties fo:break-before="auto" style:column-width="2.478cm"/>
    </style:style>
    <style:style style:name="co4" style:family="table-column">
      <style:table-column-properties fo:break-before="auto" style:column-width="3.23cm"/>
    </style:style>
    <style:style style:name="co5" style:family="table-column">
      <style:table-column-properties fo:break-before="auto" style:column-width="4.135cm"/>
    </style:style>
    <style:style style:name="ro1" style:family="table-row">
      <style:table-row-properties style:row-height="0.4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>
      <style:text-properties style:font-name="Arial" style:font-name-asian="Arial Unicode MS" style:font-name-complex="Arial Unicode MS"/>
    </style:style>
    <style:style style:name="ce2" style:family="table-cell" style:parent-style-name="Default" style:data-style-name="N44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office:value-type="string">
            <text:p>Nodes</text:p>
          </table:table-cell>
          <table:table-cell office:value-type="string">
            <text:p>N per Node</text:p>
          </table:table-cell>
          <table:table-cell office:value-type="string">
            <text:p>Gflops per Node</text:p>
          </table:table-cell>
          <table:table-cell office:value-type="string">
            <text:p>N total</text:p>
          </table:table-cell>
          <table:table-cell office:value-type="string">
            <text:p>Glops Total</text:p>
          </table:table-cell>
          <table:table-cell office:value-type="string">
            <text:p>Estimated Time (s)</text:p>
          </table:table-cell>
          <table:table-cell table:style-name="Default" office:value-type="string">
            <text:p>Estimated Time (hh:mm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0000">
            <text:p>80000</text:p>
          </table:table-cell>
          <table:table-cell office:value-type="float" office:value="470">
            <text:p>470</text:p>
          </table:table-cell>
          <table:table-cell table:formula="of:=SQRT([.A2])*[.B2]" office:value-type="float" office:value="80000">
            <text:p>80000</text:p>
          </table:table-cell>
          <table:table-cell table:formula="of:=[.A2] * [.C2]" office:value-type="float" office:value="470">
            <text:p>470</text:p>
          </table:table-cell>
          <table:table-cell table:formula="of:= ( 2/3 * [.D2]^3 - [.D2]^2 / 2 ) / ( [.E2] * 10^9 )" office:value-type="float" office:value="726.234326241135">
            <text:p>726,23</text:p>
          </table:table-cell>
          <table:table-cell table:formula="of:=[.F2]/60/60/24" office:value-type="time" office:time-value="PT00H12M06.234326S">
            <text:p>00:12:0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0000">
            <text:p>80000</text:p>
          </table:table-cell>
          <table:table-cell office:value-type="float" office:value="317">
            <text:p>317</text:p>
          </table:table-cell>
          <table:table-cell table:formula="of:=SQRT([.A3])*[.B3]" office:value-type="float" office:value="160000">
            <text:p>160000</text:p>
          </table:table-cell>
          <table:table-cell table:formula="of:=[.A3] * [.C3]" office:value-type="float" office:value="1268">
            <text:p>1268</text:p>
          </table:table-cell>
          <table:table-cell table:formula="of:= ( 2/3 * [.D3]^3 - [.D3]^2 / 2 ) / ( [.E3] * 10^9 )" office:value-type="float" office:value="2153.51251314406">
            <text:p>2153,51</text:p>
          </table:table-cell>
          <table:table-cell table:formula="of:=[.F3]/60/60/24" office:value-type="time" office:time-value="PT00H35M53.512513S">
            <text:p>00:35:5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0000">
            <text:p>80000</text:p>
          </table:table-cell>
          <table:table-cell office:value-type="float" office:value="317">
            <text:p>317</text:p>
          </table:table-cell>
          <table:table-cell table:formula="of:=SQRT([.A4])*[.B4]" office:value-type="float" office:value="320000">
            <text:p>320000</text:p>
          </table:table-cell>
          <table:table-cell table:formula="of:=[.A4] * [.C4]" office:value-type="float" office:value="5072">
            <text:p>5072</text:p>
          </table:table-cell>
          <table:table-cell table:formula="of:= ( 2/3 * [.D4]^3 - [.D4]^2 / 2 ) / ( [.E4] * 10^9 )" office:value-type="float" office:value="4307.03512092534">
            <text:p>4307,04</text:p>
          </table:table-cell>
          <table:table-cell table:formula="of:=[.F4]/60/60/24" office:value-type="time" office:time-value="PT01H11M47.035121S">
            <text:p>01:11:47</text:p>
          </table:table-cell>
        </table:table-row>
        <table:table-row table:style-name="ro1">
          <table:table-cell table:formula="of:=3*5" office:value-type="float" office:value="15">
            <text:p>15</text:p>
          </table:table-cell>
          <table:table-cell office:value-type="float" office:value="80000">
            <text:p>80000</text:p>
          </table:table-cell>
          <table:table-cell office:value-type="float" office:value="317">
            <text:p>317</text:p>
          </table:table-cell>
          <table:table-cell table:formula="of:=SQRT([.A5])*[.B5]" office:value-type="float" office:value="309838.667696593">
            <text:p>309838,67</text:p>
          </table:table-cell>
          <table:table-cell table:formula="of:=[.A5] * [.C5]" office:value-type="float" office:value="4755">
            <text:p>4755</text:p>
          </table:table-cell>
          <table:table-cell table:formula="of:= ( 2/3 * [.D5]^3 - [.D5]^2 / 2 ) / ( [.E5] * 10^9 )" office:value-type="float" office:value="4170.26850317181">
            <text:p>4170,27</text:p>
          </table:table-cell>
          <table:table-cell table:formula="of:=[.F5]/60/60/24" office:value-type="time" office:time-value="PT01H09M30.268503S">
            <text:p>01:09:30</text:p>
          </table:table-cell>
        </table:table-row>
        <table:table-row table:style-name="ro1">
          <table:table-cell table:formula="of:=15*47" office:value-type="float" office:value="705">
            <text:p>705</text:p>
          </table:table-cell>
          <table:table-cell office:value-type="float" office:value="80000">
            <text:p>80000</text:p>
          </table:table-cell>
          <table:table-cell office:value-type="float" office:value="317">
            <text:p>317</text:p>
          </table:table-cell>
          <table:table-cell table:formula="of:=SQRT([.A6])*[.B6]" office:value-type="float" office:value="2124146.88757628">
            <text:p>2124146,89</text:p>
          </table:table-cell>
          <table:table-cell table:formula="of:=[.A6] * [.C6]" office:value-type="float" office:value="223485">
            <text:p>223485</text:p>
          </table:table-cell>
          <table:table-cell table:formula="of:= ( 2/3 * [.D6]^3 - [.D6]^2 / 2 ) / ( [.E6] * 10^9 )" office:value-type="float" office:value="28589.9795593863">
            <text:p>28589,98</text:p>
          </table:table-cell>
          <table:table-cell table:formula="of:=[.F6]/60/60/24" office:value-type="time" office:time-value="PT07H56M29.979559S">
            <text:p>07:56:30</text:p>
          </table:table-cell>
        </table:table-row>
        <table:table-row table:style-name="ro1">
          <table:table-cell table:number-columns-repeated="6"/>
          <table:table-cell table:style-name="ce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6">06.10.2010</text:date>, <text:time>14:43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ias Bach</meta:initial-creator>
    <meta:creation-date>2010-10-06T14:14:19</meta:creation-date>
    <dc:date>2010-10-06T14:43:05</dc:date>
    <dc:creator>Matthias Bach</dc:creator>
    <meta:editing-duration>PT00H12M55S</meta:editing-duration>
    <meta:editing-cycles>4</meta:editing-cycles>
    <meta:generator>OpenOffice.org/3.2$Unix OpenOffice.org_project/320m18$Build-9502</meta:generator>
    <meta:document-statistic meta:table-count="3" meta:cell-count="42" meta:object-count="0"/>
  </office:meta>
</office:document-meta>
</file>